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, 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168253" loext:opacity="100%" style:font-name="Lohit Devanagari1" fo:font-size="16pt" fo:font-weight="bold" officeooo:rsid="00028fe2" officeooo:paragraph-rsid="000243c7" style:font-size-asian="16pt" style:font-weight-asian="bold" style:font-size-complex="16pt" style:font-weight-complex="bold"/>
    </style:style>
    <style:style style:name="P2" style:family="paragraph" style:parent-style-name="Heading_20_3">
      <style:text-properties fo:color="#2c4557" loext:opacity="100%" style:font-name="DejaVu Sans" fo:font-size="13.5pt" fo:font-weight="normal" officeooo:rsid="00028fe2" officeooo:paragraph-rsid="000243c7" style:font-size-asian="16pt" style:font-weight-asian="bold" style:font-size-complex="16pt" style:font-weight-complex="bold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168253" loext:opacity="100%" style:font-name="Lohit Devanagari1" fo:font-size="16pt" fo:font-weight="bold" officeooo:rsid="00028fe2" officeooo:paragraph-rsid="000243c7" style:font-size-asian="16pt" style:font-weight-asian="bold" style:font-size-complex="16pt" style:font-weight-complex="bold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53833" loext:opacity="100%" style:font-name="DejaVu Sans" fo:font-size="10.5pt" fo:letter-spacing="normal" fo:font-style="normal" fo:font-weight="normal" officeooo:rsid="00028fe2" officeooo:paragraph-rsid="000243c7" style:font-size-asian="16pt" style:font-weight-asian="bold" style:font-size-complex="16pt" style:font-weight-complex="bold" loext:padding="0cm" loext:border="none"/>
    </style:style>
    <style:style style:name="P5" style:family="paragraph" style:parent-style-name="Text_20_body">
      <style:paragraph-properties fo:margin-left="0cm" fo:margin-right="0cm" fo:margin-top="0.212cm" fo:margin-bottom="0.247cm" style:contextual-spacing="false" fo:orphans="2" fo:widows="2" fo:text-indent="0cm" style:auto-text-indent="false"/>
      <style:text-properties fo:color="#168253" loext:opacity="100%" style:font-name="Lohit Devanagari1" fo:font-size="16pt" fo:font-weight="bold" officeooo:rsid="00028fe2" style:font-size-asian="16pt" style:font-weight-asian="bold" style:font-size-complex="16pt" style:font-weight-complex="bold"/>
    </style:style>
    <style:style style:name="T1" style:family="text">
      <style:text-properties officeooo:rsid="000c23ea"/>
    </style:style>
    <style:style style:name="T2" style:family="text">
      <style:text-properties officeooo:rsid="000243c7"/>
    </style:style>
    <style:style style:name="T3" style:family="text">
      <style:text-properties fo:font-variant="normal" fo:text-transform="none" fo:letter-spacing="normal" fo:font-style="normal" loext:padding="0cm" loext:border="none"/>
    </style:style>
    <style:style style:name="T4" style:family="text">
      <style:text-properties fo:font-variant="normal" fo:text-transform="none" fo:color="#4a6782" loext:opacity="100%" style:text-line-through-style="none" style:text-line-through-type="none" style:font-name="DejaVu Sans" fo:font-size="10.5pt" fo:letter-spacing="normal" fo:font-style="normal" style:text-underline-style="none" fo:font-weight="normal" style:text-blinking="false" loext:padding="0cm" loext:border="none"/>
    </style:style>
    <style:style style:name="T5" style:family="text">
      <style:text-properties fo:color="#4a6782" loext:opacity="100%" style:text-line-through-style="none" style:text-line-through-type="none" style:text-underline-style="none" style:text-blinking="false"/>
    </style:style>
    <style:style style:name="T6" style:family="text">
      <style:text-properties fo:font-variant="normal" fo:text-transform="none" fo:color="#474747" loext:opacity="100%" style:font-name="Lohit Devanagari1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474747" loext:opacity="100%" style:font-name="Lohit Devanagari1" fo:font-size="12pt" fo:letter-spacing="normal" fo:font-style="normal" fo:font-weight="normal" style:font-size-asian="12pt" style:font-size-complex="12pt" loext:padding="0cm" loext:border="none"/>
    </style:style>
    <style:style style:name="T8" style:family="text">
      <style:text-properties fo:font-variant="normal" fo:text-transform="none" fo:color="#474747" loext:opacity="100%" style:font-name="Lohit Devanagari1" fo:font-size="12pt" fo:letter-spacing="normal" style:font-size-asian="12pt" style:font-size-complex="12pt"/>
    </style:style>
    <style:style style:name="T9" style:family="text">
      <style:text-properties fo:font-variant="normal" fo:text-transform="none" fo:color="#474747" loext:opacity="100%" style:font-name="Lohit Devanagari1" fo:font-size="12pt" fo:letter-spacing="normal" fo:font-style="normal" style:font-size-asian="12pt" style:font-size-complex="12pt"/>
    </style:style>
    <text:list-style style:name="L1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">
        <style:list-level-properties text:space-before="-0.102cm" text:min-label-width="0.499cm"/>
      </text:list-level-style-bullet>
      <text:list-level-style-bullet text:level="3" text:style-name="Bullet_20_Symbols" loext:num-list-format="%3%." style:num-suffix="." text:bullet-char="">
        <style:list-level-properties text:space-before="0.295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<text:span text:style-name="T1">E</text:span><text:span text:style-name="T2">RROR</text:span></text:p>
      <text:h text:style-name="P2" text:outline-level="3"><text:span text:style-name="T3">Class Error</text:span></text:h>
      <text:list text:style-name="L1">
        <text:list-item>
          <text:list>
            <text:list-header>
              <text:p text:style-name="P3"><text:a xlink:type="simple" xlink:href="https://docs.oracle.com/javase/8/docs/api/java/lang/Object.html" text:style-name="Internet_20_link" text:visited-style-name="Visited_20_Internet_20_Link"><text:span text:style-name="T4">java.lang.Object</text:span></text:a></text:p>
              <text:list>
                <text:list-header>
                  <text:p text:style-name="P3"><text:a xlink:type="simple" xlink:href="https://docs.oracle.com/javase/8/docs/api/java/lang/Throwable.html" text:style-name="Internet_20_link" text:visited-style-name="Visited_20_Internet_20_Link"><text:span text:style-name="T4">java.lang.Throwable</text:span></text:a></text:p>
                  <text:p text:style-name="P4"><text:span text:style-name="T5"><text:s text:c="3"/></text:span>java.lang.Error</text:p>
                </text:list-header>
              </text:list>
            </text:list-header>
          </text:list>
        </text:list-item>
      </text:list>
      <text:p text:style-name="P1"/>
      <text:p text:style-name="P1"><text:span text:style-name="T6">An </text:span><text:span text:style-name="Source_20_Text"><text:span text:style-name="T7">Error</text:span></text:span><text:span text:style-name="T8"> </text:span><text:span text:style-name="T6">is a subclass of </text:span><text:span text:style-name="Source_20_Text"><text:span text:style-name="T7">Throwable</text:span></text:span><text:span text:style-name="T8"> </text:span><text:span text:style-name="T6">that </text:span><text:span text:style-name="T9">indicates serious problems that a reasonable application should not try to catch</text:span><text:span text:style-name="T6">. Most such errors are abnormal conditions. The </text:span><text:span text:style-name="Source_20_Text"><text:span text:style-name="T7">ThreadDeath</text:span></text:span><text:span text:style-name="T8"> </text:span><text:span text:style-name="T6">error, though a "normal" condition, is also a subclass of </text:span><text:span text:style-name="Source_20_Text"><text:span text:style-name="T7">Error</text:span></text:span><text:span text:style-name="T8"> </text:span><text:span text:style-name="T6">because most applications should not try to catch it.</text:span></text:p>
      <text:p text:style-name="P5"><text:span text:style-name="T6">A method is not required to declare in its </text:span><text:span text:style-name="Source_20_Text"><text:span text:style-name="T7">throws</text:span></text:span><text:span text:style-name="T6"> clause any subclasses of </text:span><text:span text:style-name="Source_20_Text"><text:span text:style-name="T7">Error</text:span></text:span><text:span text:style-name="T6"> that might be thrown during the execution of the method but not caught, since these errors are abnormal conditions that should never occur. That is, </text:span><text:span text:style-name="Source_20_Text"><text:span text:style-name="T7">Error</text:span></text:span><text:span text:style-name="T6"> and its subclasses are regarded as unchecked exceptions for the purposes of compile-time checking of exceptions.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, 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2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12:40:10.622645731</meta:creation-date>
    <dc:date>2025-11-22T12:45:43.174929012</dc:date>
    <meta:editing-duration>PT5M33S</meta:editing-duration>
    <meta:editing-cycles>1</meta:editing-cycles>
    <meta:document-statistic meta:table-count="0" meta:image-count="0" meta:object-count="0" meta:page-count="1" meta:paragraph-count="7" meta:word-count="115" meta:character-count="724" meta:non-whitespace-character-count="616"/>
    <meta:generator>LibreOffice/25.2.3.2$Linux_X86_64 LibreOffice_project/520$Build-2</meta:generator>
  </office:meta>
</office:document-meta>
</file>